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hier des charges de « space cowboy simulator » (titre non définitif)</text:p>
      <text:p text:style-name="Standard"/>
      <text:p text:style-name="Standard">étudiant : Yann Teddy ROPAUL (M2 ANDROIDE)</text:p>
      <text:p text:style-name="Standard"/>
      <text:p text:style-name="Standard"><text:span text:style-name="T1">But :</text:span> Le jeu est un jeu de simulation de vol et de tir <text:s/>contre un adversaire unique. Le jeu est basé sur le mode multijoueur de star fox 64 <text:s/>(exemple : <text:a xlink:type="simple" xlink:href="https://www.youtube.com/watch?v=VJrg7HhWW1k">https://www.youtube.com/watch?v=VJrg7HhWW1k</text:a> )</text:p>
      <text:p text:style-name="Standard"/>
      <text:p text:style-name="Standard"><text:span text:style-name="T1">StoryBoard </text:span>: Le joueur contrôle un vaisseau spatiale . Il peut diriger son vaisseau dans tous les sens dans le plan ou le vaisseau se trouve. Il peut changer le plan où se trouve le vaisseau mais l'inclinaison du vaisseau sera toujours le même (comme dans star fox).</text:p>
      <text:p text:style-name="Standard"><text:s/>Le jeu se déroule dans une arène fermé. Le joueur pourra tirer des rayons laser. La technologie de ray-casting sera utilisé pour déterminé ce que touche les rayons laser.</text:p>
      <text:p text:style-name="Standard">Le joueur a une barre de vie qui descend si on lui tire dessus.</text:p>
      <text:p text:style-name="Standard">Le joueur sera confronté à une IA qui contrôlera un autre vaisseau évoluant dans la même arène. </text:p>
      <text:p text:style-name="Standard">Le but du joueur sera de tirer et de détruire le vaisseau adverse en faisant baisser sa barre de vie à 0.</text:p>
      <text:p text:style-name="Standard"/>
      <text:p text:style-name="Standard"/>
      <text:p text:style-name="P1">histoire : <text:span text:style-name="T2">Le héro (ou héroine , on ne sait pas , on ne voit qu'un vaisseau) veut conquérir l'univers. Pour cela il commence petit, avec son unique vaisseau et se battant dans des combats 1v1. Il tente d'upgrader son vaisseau et d'avoir des compagnons. Plus il monte en puissance , plus les ennemies sont coriace , nombreux et vils.</text:span></text:p>
      <text:p text:style-name="Standard"/>
      <text:p text:style-name="Standard"/>
      <text:p text:style-name="P1">Interaction : <text:span text:style-name="T2"><text:s/>Il y a des interaction entre les différents décor qui compose l'arène et les vaisseaux (blessant le vaisseau) , les vaisseaux entre eux (blessant les deux vaisseaux), les vaisseaux et les rayons (blessant le vaisseaux). </text:span></text:p>
      <text:p text:style-name="P3">Nous pouvons imaginer un système d’énergie, les différents équipement utilisera cette énergie . Comme équipement possible, on peut avoir <text:s/>un bouclier , un système si il y a des allié, turbo. </text:p>
      <text:p text:style-name="P3">On peut mettre des objets connectable , soit pour pouvoir upgrader son vaisseau entre deux mission , soit pour donner un boost durant le stage.</text:p>
      <text:p text:style-name="P3">Nous pouvons imaginer une possible interaction entre des vaisseau allié pour partager l'énergie, munitions, ou pièce d'équipement.</text:p>
      <text:p text:style-name="P3"/>
      <text:p text:style-name="P1">Comportement de l'IA:<text:span text:style-name="T2"> L'ia peut être un agent réactif suivant des règles simple :</text:span></text:p>
      <text:p text:style-name="P3">-si l'adversaire est derrière lui , tenter d'aller derrière l’adversaire.</text:p>
      <text:p text:style-name="P3">-si l'adversaire est devant, tenter de viser l’adversaire.</text:p>
      <text:p text:style-name="P3">-si l'adversaire peut être touché, tirer sur l'adversaire.</text:p>
      <text:p text:style-name="P3"/>
      <text:p text:style-name="P3">Nous pouvons imaginer d'autre types d'IA, soit réactif, avec des règles plus intelligentes et mieux construites, soit cognitif, élaborant des plans afin de piégé son adversaire.</text:p>
      <text:p text:style-name="P3"/>
      <text:p text:style-name="P1">Objectif minimum : <text:span text:style-name="T2"><text:s/>créer un arène simple ( l'espace, vide de toute matière alentour, avec un fond étoilé qui permet de simuler la sensation de déplacement). Créer un vaisseau se déplaçant dans l'arène. Créer un adversaire.</text:span></text:p>
      <text:p text:style-name="P3"/>
      <text:p text:style-name="P1">Objectif moyen : <text:span text:style-name="T2"><text:s/>Créer des arènes plus complexes, créer des vaisseaux avec des caractéristique différentes ( vitesse, vitesse de rotation, force de frappe, visuel de vaisseau) . Ajouté de nouvelles caractéristique ( bouclier, turbo, attaque spéciale).</text:span></text:p>
      <text:p text:style-name="P3"/>
      <text:p text:style-name="P1">Objectif maximum : <text:span text:style-name="T2"><text:s/>Créer un mode coopératif : plusieurs adversaires mais aussi des allié commandé par IA. Avoir des IA cognitif pouvant profité de leurs nombres.</text:span></text:p>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1T20:20:49.35</meta:creation-date>
    <dc:date>2015-10-05T22:18:01.64</dc:date>
    <meta:editing-duration>PT14H48M44S</meta:editing-duration>
    <meta:editing-cycles>5</meta:editing-cycles>
    <meta:generator>OpenOffice/4.0.0$Win32 OpenOffice.org_project/400m3$Build-9702</meta:generator>
    <meta:document-statistic meta:table-count="0" meta:image-count="0" meta:object-count="0" meta:page-count="2" meta:paragraph-count="21" meta:word-count="517" meta:character-count="3125"/>
  </office:meta>
</office:document-meta>
</file>